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000000"/>
    </style:style>
    <style:style style:name="P3" style:family="paragraph" style:parent-style-name="Standard">
      <style:paragraph-properties fo:text-align="start" style:justify-single-word="false"/>
      <style:text-properties fo:color="#000000" fo:font-weight="bold" style:font-weight-asian="bold" style:font-weight-complex="bold"/>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list-style-name="L4">
      <style:paragraph-properties fo:text-align="start" style:justify-single-word="false"/>
      <style:text-properties fo:color="#000000" fo:font-weight="normal" style:font-weight-asian="normal" style:font-weight-complex="normal"/>
    </style:style>
    <style:style style:name="P6" style:family="paragraph" style:parent-style-name="Standard">
      <style:paragraph-properties fo:margin-left="1.245cm" fo:margin-right="0cm" fo:text-align="start" style:justify-single-word="false" fo:text-indent="0cm" style:auto-text-indent="false"/>
      <style:text-properties fo:color="#000000"/>
    </style:style>
    <style:style style:name="P7" style:family="paragraph" style:parent-style-name="Standard">
      <style:paragraph-properties fo:margin-left="1.245cm" fo:margin-right="0cm" fo:text-align="start" style:justify-single-word="false" fo:text-indent="0cm" style:auto-text-indent="false"/>
      <style:text-properties fo:color="#000000"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P10" style:family="paragraph" style:parent-style-name="Standard">
      <style:paragraph-properties fo:margin-left="0cm" fo:margin-right="0cm" fo:text-align="start" style:justify-single-word="false" fo:text-indent="0cm" style:auto-text-indent="false"/>
      <style:text-properties fo:color="#000000" fo:font-size="16pt"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DB Editor</text:p>
      <text:p text:style-name="P2"/>
      <text:p text:style-name="P4">Introduction:</text:p>
      <text:p text:style-name="P2">You may know the great tools called EE Unit Editor 1 and EE Unit Editor 2.</text:p>
      <text:p text:style-name="P2">These tools allow you to open and edit some dat files of the game, but up to a limited extends.</text:p>
      <text:p text:style-name="P2">There were many unknown values in dat files at the times they were created, and there are still many unknown values.</text:p>
      <text:p text:style-name="P2">In all these years the community made many progresses and discovered new values in these files, but nobody is updating those tools, which are now obsolete.</text:p>
      <text:p text:style-name="P2">So I decided to create this new tool, which will be maintained by the whole community, as it's completely open source!</text:p>
      <text:p text:style-name="P2">Source code: <text:a xlink:type="simple" xlink:href="https://github.com/Forlini91/Empire-Earth---DB-Editor" text:style-name="Internet_20_link" text:visited-style-name="Visited_20_Internet_20_Link">https://github.com/Forlini91/Empire-Earth---DB-Editor</text:a></text:p>
      <text:p text:style-name="P2"/>
      <text:p text:style-name="P2"/>
      <text:p text:style-name="P4">Description</text:p>
      <text:p text:style-name="P2">EE DB Editor is a tool written in Java which can open and edit a wide range of dat files.</text:p>
      <text:p text:style-name="P2">The program use a simple interface where it show the entries of the dat files and the all know or unknow values.</text:p>
      <text:p text:style-name="P2">All them can be changed at will, but be careful: we still don't know what the "unknown" values do, so they can potentially break the game or make it crash!</text:p>
      <text:p text:style-name="P2">Any change need to be manually saved (save all entries you edit and finally save to file), to prevent unwanted changes. The program also create a backup of the previous/original db file, should anything bad happens.</text:p>
      <text:p text:style-name="P2"/>
      <text:p text:style-name="P2"/>
      <text:p text:style-name="P4">Usage</text:p>
      <text:p text:style-name="P3">1) Loading</text:p>
      <text:p text:style-name="P6">The usage is very simple. From the main screen you can load the dat files. Select the directory where the files are located and the program will go there and search all the supported dat files.</text:p>
      <text:p text:style-name="P6">Then it ask you to load the desired files. Be careful: some files (like dbobjects.dat and dbtechtree.dat) use other files data, so you need to load these "requirements" too.</text:p>
      <text:p text:style-name="P6">When it finishes loading, it will return to the main menu and will show, on the right side, he list of all loaded data. Select a file to open the editor for that dat file.</text:p>
      <text:p text:style-name="P2"/>
      <text:p text:style-name="P3">2) Editor</text:p>
      <text:p text:style-name="P6">On the left side there are two lists: Groups and Entries:</text:p>
      <text:p text:style-name="P6">Groups is (for now) only used by dbtechtree.dat, and they represent the epochs. Select an group to see all entries (techs in this case) relative to that group.</text:p>
      <text:p text:style-name="P6">Entries are the objects defined in the file. Select an entry to see and edit its values.</text:p>
      <text:p text:style-name="P6">On the right side there's a big panel with many fields: these represents the values contained in the file for the selected entry. You can change these values at will and confirm the changes by clicking on the button "Save entry" below.</text:p>
      <text:p text:style-name="P6">When you're done with changes, click on "Save to file" on the top bar.</text:p>
      <text:p text:style-name="P7"/>
      <text:p text:style-name="P8">3) Advanced tools</text:p>
      <text:p text:style-name="P7">There are some useful tools you can use: right click on a field to see 3 options with intuitive names:</text:p>
      <text:list xml:id="list4265435184781944166" text:style-name="L4">
        <text:list-item>
          <text:p text:style-name="P5">Show all values used for this field</text:p>
        </text:list-item>
        <text:list-item>
          <text:p text:style-name="P5">Show all fields with the same value</text:p>
        </text:list-item>
        <text:list-item>
          <text:p text:style-name="P5">Mark all unused/dual value fields (dual value: fields which only have 2 values in the db)</text:p>
        </text:list-item>
      </text:list>
      <text:p text:style-name="P7">With some files, you can also right click on the Entries list to add/remove an entry. This is an <text:span text:style-name="T1">experimental</text:span> feature, which is only available to those dat files with a known structure and which can support more or less entries.</text:p>
      <text:p text:style-name="P7">Adding a new entry will assign it all default values, so you need to manually find a new ID and sequence number and populate all required fields, else the game may crash!</text:p>
      <text:p text:style-name="P7">With the dbtechtree.dat, you can also move entries from one group to another one. This is another <text:span text:style-name="T1">experimental</text:span> feature which has a simple but important effect: change that f*****g damn "start epoch" we were searching for years!!!</text:p>
      <text:p text:style-name="P9"/>
      <text:p text:style-name="P9"/>
      <text:p text:style-name="P10">Credits:</text:p>
      <text:p text:style-name="P9">All the EE Heaven community, of course! This program would not exists without all the work done by the community to find what those dat files contains! Thank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3.999cm" fo:page-height="3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5M35S</meta:editing-duration>
    <meta:editing-cycles>7</meta:editing-cycles>
    <meta:generator>OpenOffice/4.1.1$Win32 OpenOffice.org_project/411m6$Build-9775</meta:generator>
    <dc:date>2016-01-31T20:38:44.34</dc:date>
    <dc:creator>Marco Forlini</dc:creator>
    <meta:document-statistic meta:table-count="0" meta:image-count="0" meta:object-count="0" meta:page-count="1" meta:paragraph-count="35" meta:word-count="636" meta:character-count="3493"/>
    <meta:user-defined meta:name="Info 1"/>
    <meta:user-defined meta:name="Info 2"/>
    <meta:user-defined meta:name="Info 3"/>
    <meta:user-defined meta:name="Info 4"/>
  </office:meta>
</office:document-meta>
</file>